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Doors</text:p>
      <text:p text:style-name="Standard">-Windows</text:p>
      <text:p text:style-name="Standard">-Walls</text:p>
      <text:p text:style-name="Standard"><text:tab/>colours, pictures, degradation, </text:p>
      <text:p text:style-name="Standard">-Ceiling</text:p>
      <text:p text:style-name="Standard"><text:tab/>stucco, lights</text:p>
      <text:p text:style-name="Standard">-Floor</text:p>
      <text:p text:style-name="Standard"><text:tab/>dusts</text:p>
      <text:p text:style-name="Standard"/>
      <text:p text:style-name="Standard">-Furniture</text:p>
      <text:p text:style-name="Standard"><text:tab/>table, </text:p>
      <text:p text:style-name="Standard"><text:s text:c="10"/>chairs,</text:p>
      <text:p text:style-name="Standard"><text:tab/>sofa</text:p>
      <text:p text:style-name="Standard"><text:tab/><text:tab/>burns, stains wear fabrics</text:p>
      <text:p text:style-name="Standard"><text:tab/> rugs, carpets,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Hudson</meta:initial-creator>
    <meta:creation-date>2011-12-06T12:17:15</meta:creation-date>
    <meta:document-statistic meta:table-count="0" meta:image-count="0" meta:object-count="0" meta:page-count="1" meta:paragraph-count="14" meta:word-count="21" meta:character-count="173"/>
    <dc:date>2011-12-06T12:30:59</dc:date>
    <dc:creator>Fred Hudson</dc:creator>
    <meta:editing-duration>PT13M44S</meta:editing-duration>
    <meta:editing-cycles>1</meta:editing-cycles>
    <meta:generator>OpenOffice.org/3.3$Unix OpenOffice.org_project/330m20$Build-9567</meta:generator>
  </office:meta>
</office:document-meta>
</file>